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708in" text:min-label-width="0.25in" text:list-level-position-and-space-mode="label-alignment">
          <style:list-level-label-alignment text:label-followed-by="listtab" fo:margin-left="0.820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708in" text:min-label-width="0.25in" text:list-level-position-and-space-mode="label-alignment">
          <style:list-level-label-alignment text:label-followed-by="listtab" fo:margin-left="1.320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708in" text:min-label-width="0.25in" text:list-level-position-and-space-mode="label-alignment">
          <style:list-level-label-alignment text:label-followed-by="listtab" fo:margin-left="2.320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708in" text:min-label-width="0.25in" text:list-level-position-and-space-mode="label-alignment">
          <style:list-level-label-alignment text:label-followed-by="listtab" fo:margin-left="2.820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708in" text:min-label-width="0.25in" text:list-level-position-and-space-mode="label-alignment">
          <style:list-level-label-alignment text:label-followed-by="listtab" fo:margin-left="3.320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708in" text:min-label-width="0.25in" text:list-level-position-and-space-mode="label-alignment">
          <style:list-level-label-alignment text:label-followed-by="listtab" fo:margin-left="3.820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708in" text:min-label-width="0.25in" text:list-level-position-and-space-mode="label-alignment">
          <style:list-level-label-alignment text:label-followed-by="listtab" fo:margin-left="4.320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0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margin-left="0in">
        <style:tab-stops/>
      </style:paragraph-properties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size="12pt" style:font-size-asian="12pt" style:font-size-complex="12pt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P6" style:parent-style-name="Listenabsatz" style:list-style-name="LFO2" style:family="paragraph">
      <style:paragraph-properties fo:text-align="justify"/>
    </style:style>
    <style:style style:name="T7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T9" style:parent-style-name="Absatz-Standardschriftart" style:family="text">
      <style:text-properties fo:font-size="12pt" style:font-size-asian="12pt" style:font-size-complex="12pt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T11" style:parent-style-name="Absatz-Standardschriftart" style:family="text">
      <style:text-properties fo:font-size="12pt" style:font-size-asian="12pt" style:font-size-complex="12pt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P15" style:parent-style-name="Listenabsatz" style:list-style-name="LFO2" style:family="paragraph">
      <style:paragraph-properties fo:text-align="justify"/>
    </style:style>
    <style:style style:name="T16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T18" style:parent-style-name="Absatz-Standardschriftart" style:family="text">
      <style:text-properties fo:font-size="12pt" style:font-size-asian="12pt" style:font-size-complex="12pt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fo:font-size="12pt" style:font-size-asian="12pt" style:font-size-complex="12pt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T23" style:parent-style-name="Absatz-Standardschriftart" style:family="text">
      <style:text-properties fo:font-size="12pt" style:font-size-asian="12pt" style:font-size-complex="12pt"/>
    </style:style>
    <style:style style:name="T24" style:parent-style-name="Absatz-Standardschriftart" style:family="text">
      <style:text-properties fo:font-size="12pt" style:font-size-asian="12pt" style:font-size-complex="12pt"/>
    </style:style>
    <style:style style:name="T25" style:parent-style-name="Absatz-Standardschriftart" style:family="text">
      <style:text-properties fo:font-size="12pt" style:font-size-asian="12pt" style:font-size-complex="12pt"/>
    </style:style>
    <style:style style:name="T26" style:parent-style-name="Absatz-Standardschriftart" style:family="text">
      <style:text-properties fo:font-size="12pt" style:font-size-asian="12pt" style:font-size-complex="12pt"/>
    </style:style>
    <style:style style:name="T27" style:parent-style-name="Absatz-Standardschriftart" style:family="text">
      <style:text-properties fo:font-size="12pt" style:font-size-asian="12pt" style:font-size-complex="12pt"/>
    </style:style>
    <style:style style:name="T28" style:parent-style-name="Absatz-Standardschriftart" style:family="text">
      <style:text-properties fo:font-size="12pt" style:font-size-asian="12pt" style:font-size-complex="12pt"/>
    </style:style>
    <style:style style:name="T29" style:parent-style-name="Absatz-Standardschriftart" style:family="text">
      <style:text-properties fo:font-size="12pt" style:font-size-asian="12pt" style:font-size-complex="12pt"/>
    </style:style>
    <style:style style:name="T30" style:parent-style-name="Absatz-Standardschriftart" style:family="text">
      <style:text-properties fo:font-size="12pt" style:font-size-asian="12pt" style:font-size-complex="12pt"/>
    </style:style>
    <style:style style:name="P31" style:parent-style-name="Listenabsatz" style:list-style-name="LFO2" style:family="paragraph"/>
    <style:style style:name="T32" style:parent-style-name="Absatz-Standardschriftart" style:family="text">
      <style:text-properties fo:font-weight="bold" style:font-weight-asian="bold"/>
    </style:style>
    <style:style style:name="P33" style:parent-style-name="Listenabsatz" style:list-style-name="LFO2" style:family="paragraph"/>
    <style:style style:name="T34" style:parent-style-name="Absatz-Standardschriftart" style:family="text">
      <style:text-properties fo:font-weight="bold" style:font-weight-asian="bold"/>
    </style:style>
    <style:style style:name="P35" style:parent-style-name="Listenabsatz" style:list-style-name="LFO2" style:family="paragraph"/>
    <style:style style:name="T36" style:parent-style-name="Absatz-Standardschriftart" style:family="text">
      <style:text-properties fo:font-weight="bold" style:font-weight-asian="bold"/>
    </style:style>
    <style:style style:name="P37" style:parent-style-name="Listenabsatz" style:list-style-name="LFO2" style:family="paragraph">
      <style:paragraph-properties fo:text-align="justify"/>
    </style:style>
    <style:style style:name="T38" style:parent-style-name="Absatz-Standardschriftart" style:family="text">
      <style:text-properties fo:font-weight="bold" style:font-weight-asian="bold"/>
    </style:style>
    <style:style style:name="P39" style:parent-style-name="Listenabsatz" style:list-style-name="LFO2" style:family="paragraph">
      <style:paragraph-properties fo:text-align="justify"/>
    </style:style>
    <style:style style:name="T40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41" style:parent-style-name="Absatz-Standardschriftart" style:family="text">
      <style:text-properties fo:font-size="12pt" style:font-size-asian="12pt" style:font-size-complex="12pt"/>
    </style:style>
    <style:style style:name="P42" style:parent-style-name="Listenabsatz" style:list-style-name="LFO2" style:family="paragraph">
      <style:paragraph-properties fo:text-align="justify"/>
    </style:style>
    <style:style style:name="T43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44" style:parent-style-name="Absatz-Standardschriftart" style:family="text">
      <style:text-properties fo:font-size="12pt" style:font-size-asian="12pt" style:font-size-complex="12pt"/>
    </style:style>
    <style:style style:name="T45" style:parent-style-name="Absatz-Standardschriftart" style:family="text">
      <style:text-properties fo:font-size="12pt" style:font-size-asian="12pt" style:font-size-complex="12pt"/>
    </style:style>
    <style:style style:name="T46" style:parent-style-name="Absatz-Standardschriftart" style:family="text">
      <style:text-properties fo:font-size="12pt" style:font-size-asian="12pt" style:font-size-complex="12pt"/>
    </style:style>
    <style:style style:name="T47" style:parent-style-name="Absatz-Standardschriftar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Webanwendung Karteikartensystem zum Lernen</text:p>
      <text:p text:style-name="P2"><text:span text:style-name="T3">Im Folgenden werden die Vorgaben des Karteikartensystems genauer beschrieben</text:span><text:span text:style-name="T4">, was die Anwendung ausmachen soll</text:span><text:span text:style-name="T5">:</text:span></text:p>
      <text:list text:style-name="LFO2" text:continue-numbering="true">
        <text:list-item>
          <text:p text:style-name="P6"><text:span text:style-name="T7">Die Rollenverteilung:<text:s/></text:span><text:span text:style-name="T8">Das Karteikartensystem unterstützt zwei Rollen für die Anwendung, eine Studentenrolle, dass sich primär auf das Lernen konzentriert und eine Dozentenrolle, welche die Admin Funktionalität der Anwendung übernimmt, und Decks erstellen<text:s/></text:span><text:span text:style-name="T9">und bearbeiten<text:s/></text:span><text:span text:style-name="T10">kann. Um die Qualität der Lehre zu gewährleisten, ist di</text:span><text:span text:style-name="T11">e</text:span><text:span text:style-name="T12"><text:s/>Funktion</text:span><text:span text:style-name="T13"><text:s/>Decks zu erstellen und dynamisch Änderungen an der Anwendung vorzunehmen</text:span><text:span text:style-name="T14"><text:s/>nur dem Dozenten vorbehalten.<text:s/></text:span></text:p>
        </text:list-item>
        <text:list-item>
          <text:p text:style-name="P15"><text:span text:style-name="T16">Die Karteikarten:</text:span><text:span text:style-name="T17"><text:s/>Das Karteikartensystem folgt folgender Hierarchie</text:span><text:span text:style-name="T18">:</text:span><text:span text:style-name="T19"><text:s/></text:span><text:span text:style-name="T20">Eine Fakultät besteht aus mehreren Studiengängen (Optional, Hierarchie kann auch bei Studiengang starten).<text:s/></text:span><text:span text:style-name="T21">Ein</text:span><text:span text:style-name="T22"><text:s/>Studiengang besteht aus einer Vielzahl von Modulen. Ein Modul besteht aus einem Deck. Ein Deck besteht aus einer Vielzahl an Single Choice Fragen, d. h. es gibt nur eine<text:s/></text:span><text:span text:style-name="T23">k</text:span><text:span text:style-name="T24">orrekt</text:span><text:span text:style-name="T25">e</text:span><text:span text:style-name="T26"><text:s/>Antwort bei einer Mehrfachauswahl. Bezüglich der Fragen ist ein Text, sowie zur Veranschaulichung, das Anbinden eines Bildes möglich.<text:s/></text:span><text:span text:style-name="T27">Denkbar wäre auch, dass der Dozent bei jeder Karteikarte eine Begründung hinterlegen muss, warum diese Antwort korrekt, bzw. falsch war. Dies hilft dem Studenten</text:span><text:span text:style-name="T28">,</text:span><text:span text:style-name="T29"><text:s/>sein Wissen besser einzuordnen.<text:s/></text:span><text:span text:style-name="T30">Dabei werden die Karteikarten unterschiedlichen Phasen zugeordnet, um das Lernen des Studenten zu optimieren:</text:span></text:p>
          <text:list text:continue-numbering="true">
            <text:list-item>
              <text:p text:style-name="P31"><text:span text:style-name="T32">Phase 1:</text:span><text:s/>Karten werden an jedem Tag im Stapel angezeigt, bis sie insgesamt vier Mal hintereinander korrekt beantwortet wurden, dann gehen diese Karten in Phase 2 über.</text:p>
            </text:list-item>
            <text:list-item>
              <text:p text:style-name="P33"><text:span text:style-name="T34">Phase 2:</text:span><text:s/>Karten werden alle zwei Tage im Stapel angezeigt, bis sie drei Mal hintereinander korrekt beantwortet wurden, dann gehen diese Karten in Phase 3 über.</text:p>
            </text:list-item>
            <text:list-item>
              <text:p text:style-name="P35"><text:span text:style-name="T36">Phase 3:</text:span><text:s/>Karten werden einmal die Woche im Stapel angezeigt.</text:p>
            </text:list-item>
            <text:list-item>
              <text:p text:style-name="P37"><text:span text:style-name="T38">Für Karten Phase&gt;1 gilt:<text:s/></text:span>wenn diese einmal falsch beantwortet werden, gehen sie automatisch in Phase 1 über.</text:p>
            </text:list-item>
          </text:list>
        </text:list-item>
        <text:list-item>
          <text:p text:style-name="P39"><text:span text:style-name="T40">Die Suchfunktion</text:span><text:span text:style-name="T41">: Die Karteikartenanwendung unterstütz eine Suchfunktion, mithilfe derer man Karteikarten suchen kann, welche mit den Schlagwörtern übereinstimmen.</text:span></text:p>
        </text:list-item>
        <text:list-item>
          <text:p text:style-name="P42"><text:span text:style-name="T43">Auszeichnungen (Optional):<text:s/></text:span><text:span text:style-name="T44">Um den Studenten zum Lernen zu motivieren, kann<text:s/></text:span><text:span text:style-name="T45">die Plattform Lernstreaks(-&gt;Keine Fehlerhaft beantworteten Decks, Login-Streak), sowie Auszeichnungen und Trophäen anbieten. Denkbar wäre auch ein Levelsystem, bei dem der Student für jeden<text:s/></text:span><text:span text:style-name="T46">k</text:span><text:span text:style-name="T47">orrekt abgeschlossenen Deck Erfahrung sammelt und so im Level aufsteigt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margin-left="0.0708in" fo:margin-right="0.4131in" fo:background-color="transparent" style:tab-stop-distance="0.4916in">
        <style:tab-stops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708in" text:min-label-width="0.25in" text:list-level-position-and-space-mode="label-alignment">
          <style:list-level-label-alignment text:label-followed-by="listtab" fo:margin-left="0.820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708in" text:min-label-width="0.25in" text:list-level-position-and-space-mode="label-alignment">
          <style:list-level-label-alignment text:label-followed-by="listtab" fo:margin-left="1.320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708in" text:min-label-width="0.25in" text:list-level-position-and-space-mode="label-alignment">
          <style:list-level-label-alignment text:label-followed-by="listtab" fo:margin-left="2.320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708in" text:min-label-width="0.25in" text:list-level-position-and-space-mode="label-alignment">
          <style:list-level-label-alignment text:label-followed-by="listtab" fo:margin-left="2.820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708in" text:min-label-width="0.25in" text:list-level-position-and-space-mode="label-alignment">
          <style:list-level-label-alignment text:label-followed-by="listtab" fo:margin-left="3.320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708in" text:min-label-width="0.25in" text:list-level-position-and-space-mode="label-alignment">
          <style:list-level-label-alignment text:label-followed-by="listtab" fo:margin-left="3.820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708in" text:min-label-width="0.25in" text:list-level-position-and-space-mode="label-alignment">
          <style:list-level-label-alignment text:label-followed-by="listtab" fo:margin-left="4.320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7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d4089</meta:initial-creator>
    <dc:creator>fad4089</dc:creator>
    <meta:creation-date>2023-04-13T18:06:00Z</meta:creation-date>
    <dc:date>2023-04-13T18:06:00Z</dc:date>
    <meta:template xlink:href="Normal.dotm" xlink:type="simple"/>
    <meta:editing-cycles>2</meta:editing-cycles>
    <meta:editing-duration>PT0S</meta:editing-duration>
    <meta:document-statistic meta:page-count="1" meta:paragraph-count="4" meta:word-count="328" meta:character-count="2391" meta:row-count="17" meta:non-whitespace-character-count="2067"/>
  </office:meta>
</office:document-meta>
</file>